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da" svg:font-family="Andada" style:font-family-generic="modern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ndada" fo:font-size="22pt" style:font-size-asian="22pt" style:font-size-complex="22pt"/>
    </style:style>
    <style:style style:name="P2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3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4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5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6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7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8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9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10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11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12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13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14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15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16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17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18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19" style:parent-style-name="Normal" style:family="paragraph">
      <style:paragraph-properties fo:text-align="center"/>
      <style:text-properties style:font-name="Andada" fo:font-size="22pt" style:font-size-asian="22pt" style:font-size-complex="22pt"/>
    </style:style>
    <style:style style:name="P20" style:parent-style-name="Normal" style:family="paragraph">
      <style:paragraph-properties fo:break-before="page"/>
      <style:text-properties style:font-name="Andada" fo:font-size="22pt" style:font-size-asian="22pt" style:font-size-complex="22pt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Andada" fo:font-size="22pt" style:font-size-asian="22pt" style:font-size-complex="22pt"/>
    </style:style>
  </office:automatic-styles>
  <office:body>
    <office:text text:use-soft-page-breaks="true">
      <text:p text:style-name="P1">CARTA DOS DIREITOS FUNDAMENTAIS DA UNIÃO EUROPEIA</text:p>
      <text:p text:style-name="P2"/>
      <text:soft-page-break/>
      <text:p text:style-name="P3">LEI N.º 7/2011, DE 15 DE MARÇO, … PROCEDIMENTO DE MUDANÇA DE SEXO E DE NOME PRÓPRIO NO REGISTO CIVIL …</text:p>
      <text:p text:style-name="P4"/>
      <text:soft-page-break/>
      <text:p text:style-name="P5">DECLARAÇÃO DE OBJEÇÃO DE CONSCIÊNCIA PERANTE O SERVIÇO MILITAR</text:p>
      <text:p text:style-name="P6"/>
      <text:soft-page-break/>
      <text:p text:style-name="P7">DECLARAÇÃO ABONATÓRIA</text:p>
      <text:p text:style-name="P8"/>
      <text:soft-page-break/>
      <text:p text:style-name="P9">REQUERIMENTO PARA MUDANÇA DE MENÇÃO DO SEXO E NOME PRÓPRIO (MENORES)</text:p>
      <text:p text:style-name="P10"/>
      <text:soft-page-break/>
      <text:p text:style-name="P11">REQUERIMENTO PARA MUDANÇA DA MENÇÃO DO SEXO E NOME PRÓPRIO</text:p>
      <text:p text:style-name="P12"/>
      <text:soft-page-break/>
      <text:p text:style-name="P13">FORMULÁRIO PARA A EMISSÃO DO CARTÃO NAVEGANTE</text:p>
      <text:p text:style-name="P14"/>
      <text:soft-page-break/>
      <text:p text:style-name="P15">REQUERIMENTO DE REGISTO AUTOMÓVEL</text:p>
      <text:p text:style-name="P16"/>
      <text:soft-page-break/>
      <text:p text:style-name="P17">MANUAL DA APLICAÇÃO MÓVEL GOV.PT</text:p>
      <text:p text:style-name="P18"/>
      <text:soft-page-break/>
      <text:p text:style-name="P19">LISTA DE NOMES PRÓPRIOS APROVADOS PELO IRN</text:p>
      <text:p text:style-name="P20"/>
      <text:soft-page-break/>
      <text:p text:style-name="P21"><text:span text:style-name="T22">LEI N.º 38/2018, DE 7 DE AGOSTO, DIREITO À AUTODETERMINAÇÃO DA IDENTIDADE DE GÉNERO E EXPRESSÃO DE GÉNERO 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ndada" svg:font-family="Andada" style:font-family-generic="modern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2in" fo:margin-bottom="1in" fo:margin-right="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s</meta:initial-creator>
    <dc:creator>Mars</dc:creator>
    <meta:creation-date>2025-07-05T09:39:00Z</meta:creation-date>
    <dc:date>2025-07-05T09:39:00Z</dc:date>
    <meta:print-date>2025-07-02T19:14:00Z</meta:print-date>
    <meta:template xlink:href="Normal.dotm" xlink:type="simple"/>
    <meta:editing-cycles>2</meta:editing-cycles>
    <meta:editing-duration>PT0S</meta:editing-duration>
    <meta:document-statistic meta:page-count="11" meta:paragraph-count="1" meta:word-count="97" meta:character-count="649" meta:row-count="4" meta:non-whitespace-character-count="553"/>
  </office:meta>
</office:document-meta>
</file>